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70.06mm"/>
    </style:style>
    <style:style style:name="co2" style:family="table-column">
      <style:table-column-properties fo:break-before="auto" style:column-width="606.65mm"/>
    </style:style>
    <style:style style:name="co3" style:family="table-column">
      <style:table-column-properties fo:break-before="auto" style:column-width="60.43mm"/>
    </style:style>
    <style:style style:name="co4" style:family="table-column">
      <style:table-column-properties fo:break-before="auto" style:column-width="31.55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c9211e"/>
    </style:style>
    <style:style style:name="ce2" style:family="table-cell" style:parent-style-name="Default">
      <style:text-properties fo:color="#ff8000"/>
    </style:style>
    <style:style style:name="ce3" style:family="table-cell" style:parent-style-name="Default">
      <style:table-cell-properties fo:background-color="transparent"/>
      <style:text-properties style:use-window-font-color="true"/>
    </style:style>
    <style:style style:name="ce4" style:family="table-cell" style:parent-style-name="Default">
      <style:text-properties style:use-window-font-color="true"/>
    </style:style>
  </office:automatic-styles>
  <office:body>
    <office:spreadsheet>
      <table:calculation-settings table:automatic-find-labels="false" table:use-regular-expressions="false" table:use-wildcards="true"/>
      <table:table table:name="overhead"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table-cell office:value-type="string" calcext:value-type="string">
            <text:p>MTD_BLOCK_RO</text:p>
          </table:table-cell>
          <table:table-cell office:value-type="string" calcext:value-type="string">
            <text:p>This allows you to mount read-only file systems (such as cramfs) from an MTD device, without the overhead (and danger) of the caching driver. <text:s/>You do not need this option for use with the DiskOnChip devices. For those, enable NFTL support (CONFIG_NFTL) instead.</text:p>
          </table:table-cell>
          <table:table-cell table:number-columns-repeated="1022"/>
        </table:table-row>
        <table:table-row table:style-name="ro1">
          <table:table-cell table:style-name="ce2" office:value-type="string" calcext:value-type="string">
            <text:p>BRCM_TRACING</text:p>
          </table:table-cell>
          <table:table-cell table:style-name="ce2" office:value-type="string" calcext:value-type="string">
            <text:p>If you say Y here, the Broadcom wireless drivers will register with ftrace to dump event information into the trace ringbuffer. Tracing can be enabled at runtime to aid in debugging wireless issues. This option adds a small amount of overhead when tracing is disabled. If unsure, say Y to allow developers to better help you when wireless problems occur.</text:p>
          </table:table-cell>
          <table:table-cell table:style-name="ce2" table:number-columns-repeated="1022"/>
        </table:table-row>
        <table:table-row table:style-name="ro1">
          <table:table-cell table:style-name="ce2" office:value-type="string" calcext:value-type="string">
            <text:p>IWLWIFI_DEVICE_TRACING</text:p>
          </table:table-cell>
          <table:table-cell table:style-name="ce2" office:value-type="string" calcext:value-type="string">
            <text:p>Say Y here to trace all commands, including TX frames and IO accesses, sent to the device. If you say yes, iwlwifi will register with the ftrace framework for event tracing and dump all this information to the ringbuffer, you may need to increase the ringbuffer size. See the ftrace documentation for more information. <text:s/>When tracing is not enabled, this option still has some (though rather small) overhead. <text:s/>If unsure, say Y so we can help you better when problems occur.</text:p>
          </table:table-cell>
          <table:table-cell table:style-name="ce2" table:number-columns-repeated="1022"/>
        </table:table-row>
        <table:table-row table:style-name="ro1">
          <table:table-cell office:value-type="string" calcext:value-type="string">
            <text:p>VGA_ARB_MAX_GPUS</text:p>
          </table:table-cell>
          <table:table-cell office:value-type="string" calcext:value-type="string">
            <text:p>Reserves space in the kernel to maintain resource locking for multiple GPUS. <text:s/>The overhead for each GPU is very small.</text:p>
          </table:table-cell>
          <table:table-cell table:number-columns-repeated="1022"/>
        </table:table-row>
        <table:table-row table:style-name="ro1">
          <table:table-cell office:value-type="string" calcext:value-type="string">
            <text:p>MMC_SPI</text:p>
          </table:table-cell>
          <table:table-cell office:value-type="string" calcext:value-type="string">
            <text:p>Some systems access MMC/SD/SDIO cards using a SPI controller instead of using a "native" MMC/SD/SDIO controller. <text:s/>This has a disadvantage of being relatively high overhead, but a compensating advantage of working on many systems without dedicated MMC/SD/SDIO controllers. <text:s/>If unsure, or if your system has no SPI master driver, say N.</text:p>
          </table:table-cell>
          <table:table-cell table:number-columns-repeated="1022"/>
        </table:table-row>
        <table:table-row table:style-name="ro1">
          <table:table-cell table:style-name="ce2" office:value-type="string" calcext:value-type="string">
            <text:p>VHOST_CROSS_ENDIAN_LEGACY</text:p>
          </table:table-cell>
          <table:table-cell table:style-name="ce2" office:value-type="string" calcext:value-type="string">
            <text:p>This option allows vhost to support guests with a different byte ordering from host while using legacy virtio. <text:s/>Userspace programs can control the feature using the VHOST_SET_VRING_ENDIAN and VHOST_GET_VRING_ENDIAN ioctls. <text:s/>This is only useful on a few platforms (ppc64 and arm64). Since it adds some overhead, it is disabled by default. <text:s/>If unsure, say "N".</text:p>
          </table:table-cell>
          <table:table-cell table:style-name="ce2" table:number-columns-repeated="1022"/>
        </table:table-row>
        <table:table-row table:style-name="ro1">
          <table:table-cell table:style-name="ce3" office:value-type="string" calcext:value-type="string">
            <text:p>JUMP_LABEL</text:p>
          </table:table-cell>
          <table:table-cell table:style-name="ce3" office:value-type="string" calcext:value-type="string">
            <text:p>This option enables a transparent branch optimization that makes certain almost-always-true or almost-always-false branch conditions even cheaper to execute within the kernel. <text:s/>Certain performance-sensitive kernel code, such as trace points, scheduler functionality, networking code and KVM have such branches and include support for this optimization technique. <text:s/>If it is detected that the compiler has support for "asm goto", the kernel will compile such branches with just a nop instruction. When the condition flag is toggled to true, the nop will be converted to a jump instruction to execute the conditional block of instructions. <text:s/>This technique lowers overhead and stress on the branch prediction of the processor and generally makes the kernel faster. The update of the condition is slower, but those are always very rare. <text:s/>( On 32-bit x86, the necessary options added to the compiler <text:s text:c="2"/>flags may increase the size of the kernel slightly. )</text:p>
          </table:table-cell>
          <table:table-cell table:style-name="ce3" table:number-columns-repeated="1022"/>
        </table:table-row>
        <table:table-row table:style-name="ro1">
          <table:table-cell office:value-type="string" calcext:value-type="string">
            <text:p>DEBUG_PAGEALLOC</text:p>
          </table:table-cell>
          <table:table-cell office:value-type="string" calcext:value-type="string">
            <text:p>Unmap pages from the kernel linear mapping after free_pages(). Depending on runtime enablement, this results in a small or large slowdown, but helps to find certain types of memory corruption. <text:s/>For architectures which don't enable ARCH_SUPPORTS_DEBUG_PAGEALLOC, fill the pages with poison patterns after free_pages() and verify the patterns before alloc_pages(). <text:s/>Additionally, this option cannot be enabled in combination with hibernation as that would result in incorrect warnings of memory corruption after a resume because free pages are not saved to the suspend image. <text:s/>By default this option will have a small overhead, e.g. by not allowing the kernel mapping to be backed by large pages on some architectures. Even bigger overhead comes when the debugging is enabled by DEBUG_PAGEALLOC_ENABLE_DEFAULT or the debug_pagealloc command line parameter.</text:p>
          </table:table-cell>
          <table:table-cell table:number-columns-repeated="1022"/>
        </table:table-row>
        <table:table-row table:style-name="ro1">
          <table:table-cell office:value-type="string" calcext:value-type="string">
            <text:p>PAGE_POISONING_NO_SANITY</text:p>
          </table:table-cell>
          <table:table-cell office:value-type="string" calcext:value-type="string">
            <text:p>Skip the sanity checking on alloc, only fill the pages with poison on free. This reduces some of the overhead of the poisoning feature. <text:s/>If you are only interested in sanitization, say Y. Otherwise say N.</text:p>
          </table:table-cell>
          <table:table-cell table:number-columns-repeated="1022"/>
        </table:table-row>
        <table:table-row table:style-name="ro1">
          <table:table-cell office:value-type="string" calcext:value-type="string">
            <text:p>DEBUG_PAGE_REF</text:p>
          </table:table-cell>
          <table:table-cell office:value-type="string" calcext:value-type="string">
            <text:p>This is a feature to add tracepoint for tracking down page reference manipulation. This tracking is useful to diagnose functional failure due to migration failures caused by page reference mismatches. <text:s/>Be careful when enabling this feature because it adds about 30 KB to the kernel code. <text:s/>However the runtime performance overhead is virtually nil until the tracepoints are actually enabled.</text:p>
          </table:table-cell>
          <table:table-cell table:number-columns-repeated="1022"/>
        </table:table-row>
        <table:table-row table:style-name="ro1">
          <table:table-cell office:value-type="string" calcext:value-type="string">
            <text:p>DEBUG_KMEMLEAK</text:p>
          </table:table-cell>
          <table:table-cell office:value-type="string" calcext:value-type="string">
            <text:p>Say Y here if you want to enable the memory leak detector. The memory allocation/freeing is traced in a way similar to the Boehm's conservative garbage collector, the difference being that the orphan objects are not freed but only shown in /sys/kernel/debug/kmemleak. Enabling this feature will introduce an overhead to memory allocations. See Documentation/dev-tools/kmemleak.rst for more details. <text:s/>Enabling DEBUG_SLAB or SLUB_DEBUG may increase the chances of finding leaks due to the slab objects poisoning. <text:s/>In order to access the kmemleak file, debugfs needs to be mounted (usually at /sys/kernel/debug).</text:p>
          </table:table-cell>
          <table:table-cell table:number-columns-repeated="1022"/>
        </table:table-row>
        <table:table-row table:style-name="ro1">
          <table:table-cell table:style-name="ce4" office:value-type="string" calcext:value-type="string">
            <text:p>DEBUG_VM_VMACACHE</text:p>
          </table:table-cell>
          <table:table-cell table:style-name="ce4" office:value-type="string" calcext:value-type="string">
            <text:p>Enable this to turn on VMA caching debug information. Doing so can cause significant overhead, so only enable it in non-production environments. <text:s/>If unsure, say N.</text:p>
          </table:table-cell>
          <table:table-cell table:style-name="ce4" table:number-columns-repeated="1022"/>
        </table:table-row>
        <table:table-row table:style-name="ro1">
          <table:table-cell office:value-type="string" calcext:value-type="string">
            <text:p>KMEMCHECK</text:p>
          </table:table-cell>
          <table:table-cell office:value-type="string" calcext:value-type="string">
            <text:p>This option enables tracing of dynamically allocated kernel memory to see if memory is used before it has been given an initial value. Be aware that this requires half of your memory for bookkeeping and will insert extra code at *every* read and write to tracked memory thus slow down the kernel code (but user code is unaffected). <text:s/>The kernel may be started with kmemcheck=0 or kmemcheck=1 to disable or enable kmemcheck at boot-time. If the kernel is started with kmemcheck=0, the large memory and CPU overhead is not incurred.</text:p>
          </table:table-cell>
          <table:table-cell table:number-columns-repeated="1022"/>
        </table:table-row>
        <table:table-row table:style-name="ro1">
          <table:table-cell office:value-type="string" calcext:value-type="string">
            <text:p>DETECT_HUNG_TASK</text:p>
          </table:table-cell>
          <table:table-cell office:value-type="string" calcext:value-type="string">
            <text:p>Say Y here to enable the kernel to detect "hung tasks", which are bugs that cause the task to be stuck in uninterruptible "D" state indefinitely. <text:s/>When a hung task is detected, the kernel will print the current stack trace (which you should report), but the task will stay in uninterruptible state. If lockdep is enabled then all held locks will also be reported. This feature has negligible overhead.</text:p>
          </table:table-cell>
          <table:table-cell table:number-columns-repeated="1022"/>
        </table:table-row>
        <table:table-row table:style-name="ro1">
          <table:table-cell office:value-type="string" calcext:value-type="string">
            <text:p>SCHED_DEBUG</text:p>
          </table:table-cell>
          <table:table-cell office:value-type="string" calcext:value-type="string">
            <text:p>If you say Y here, the /proc/sched_debug file will be provided that can help debug the scheduler. The runtime overhead of this option is minimal.</text:p>
          </table:table-cell>
          <table:table-cell table:number-columns-repeated="1022"/>
        </table:table-row>
        <table:table-row table:style-name="ro1">
          <table:table-cell table:style-name="ce2" office:value-type="string" calcext:value-type="string">
            <text:p>SCHEDSTATS</text:p>
          </table:table-cell>
          <table:table-cell table:style-name="ce2" office:value-type="string" calcext:value-type="string">
            <text:p>If you say Y here, additional code will be inserted into the scheduler and related routines to collect statistics about scheduler behavior and provide them in /proc/schedstat. <text:s/>These stats may be useful for both tuning and debugging the scheduler If you aren't debugging the scheduler or trying to tune a specific application, you can say N to avoid the very slight overhead this adds.</text:p>
          </table:table-cell>
          <table:table-cell table:style-name="ce2" table:number-columns-repeated="1022"/>
        </table:table-row>
        <table:table-row table:style-name="ro1">
          <table:table-cell office:value-type="string" calcext:value-type="string">
            <text:p>SCHED_STACK_END_CHECK</text:p>
          </table:table-cell>
          <table:table-cell office:value-type="string" calcext:value-type="string">
            <text:p>This option checks for a stack overrun on calls to schedule(). If the stack end location is found to be over written always panic as the content of the corrupted region can no longer be trusted. This is to ensure no erroneous behaviour occurs which could result in data corruption or a sporadic crash at a later stage once the region is examined. The runtime overhead introduced is minimal.</text:p>
          </table:table-cell>
          <table:table-cell table:number-columns-repeated="1022"/>
        </table:table-row>
        <table:table-row table:style-name="ro1">
          <table:table-cell table:style-name="ce2" office:value-type="string" calcext:value-type="string">
            <text:p>DEBUG_WW_MUTEX_SLOWPATH</text:p>
          </table:table-cell>
          <table:table-cell table:style-name="ce2" office:value-type="string" calcext:value-type="string">
            <text:p>This feature enables slowpath testing for w/w mutex users by injecting additional -EDEADLK wound/backoff cases. Together with the full mutex checks enabled with (CONFIG_PROVE_LOCKING) this will test all possible w/w mutex interface abuse with the exception of simply not acquiring all the required locks. Note that this feature can introduce significant overhead, so it really should not be enabled in a production or distro kernel, even a debug kernel. <text:s/>If you are a driver writer, enable it. <text:s/>If you are a distro, do not.</text:p>
          </table:table-cell>
          <table:table-cell table:style-name="ce2" table:number-columns-repeated="1022"/>
        </table:table-row>
        <table:table-row table:style-name="ro1">
          <table:table-cell office:value-type="string" calcext:value-type="string">
            <text:p>DEBUG_LOCKDEP</text:p>
          </table:table-cell>
          <table:table-cell office:value-type="string" calcext:value-type="string">
            <text:p>If you say Y here, the lock dependency engine will do additional runtime checks to debug itself, at the price of more runtime overhead.</text:p>
          </table:table-cell>
          <table:table-cell table:number-columns-repeated="1022"/>
        </table:table-row>
        <table:table-row table:style-name="ro1">
          <table:table-cell office:value-type="string" calcext:value-type="string">
            <text:p>RING_BUFFER_ALLOW_SWAP</text:p>
          </table:table-cell>
          <table:table-cell office:value-type="string" calcext:value-type="string">
            <text:p>Allow the use of ring_buffer_swap_cpu. Adds a very slight overhead to tracing when enabled.</text:p>
          </table:table-cell>
          <table:table-cell table:number-columns-repeated="1022"/>
        </table:table-row>
        <table:table-row table:style-name="ro1">
          <table:table-cell office:value-type="string" calcext:value-type="string">
            <text:p>FUNCTION_TRACER</text:p>
          </table:table-cell>
          <table:table-cell office:value-type="string" calcext:value-type="string">
            <text:p>Enable the kernel to trace every kernel function. This is done by using a compiler feature to insert a small, 5-byte No-Operation instruction at the beginning of every kernel function, which NOP sequence is then dynamically patched into a tracer call when tracing is enabled by the administrator. If it's runtime disabled (the bootup default), then the overhead of the instructions is very small and not measurable even in micro-benchmarks.</text:p>
          </table:table-cell>
          <table:table-cell table:number-columns-repeated="1022"/>
        </table:table-row>
        <table:table-row table:style-name="ro1">
          <table:table-cell office:value-type="string" calcext:value-type="string">
            <text:p>IRQSOFF_TRACER</text:p>
          </table:table-cell>
          <table:table-cell office:value-type="string" calcext:value-type="string">
            <text:p>This option measures the time spent in irqs-off critical sections, with microsecond accuracy. <text:s/>The default measurement method is a maximum search, which is disabled by default and can be runtime (re-)started via: <text:s text:c="5"/>echo 0 &gt; /sys/kernel/debug/tracing/tracing_max_latency <text:s/>(Note that kernel size and overhead increase with this option enabled. This option and the preempt-off timing option can be used together or separately.)</text:p>
          </table:table-cell>
          <table:table-cell table:number-columns-repeated="1022"/>
        </table:table-row>
        <table:table-row table:style-name="ro1">
          <table:table-cell table:style-name="ce4" office:value-type="string" calcext:value-type="string">
            <text:p>PREEMPT_TRACER</text:p>
          </table:table-cell>
          <table:table-cell table:style-name="ce4" office:value-type="string" calcext:value-type="string">
            <text:p>This option measures the time spent in preemption-off critical sections, with microsecond accuracy. <text:s/>The default measurement method is a maximum search, which is disabled by default and can be runtime (re-)started via: <text:s text:c="5"/>echo 0 &gt; /sys/kernel/debug/tracing/tracing_max_latency <text:s/>(Note that kernel size and overhead increase with this option enabled. This option and the irqs-off timing option can be used together or separately.)</text:p>
          </table:table-cell>
          <table:table-cell table:style-name="ce4" table:number-columns-repeated="1022"/>
        </table:table-row>
        <table:table-row table:style-name="ro1">
          <table:table-cell office:value-type="string" calcext:value-type="string">
            <text:p>TRACER_SNAPSHOT_PER_CPU_SWAP</text:p>
          </table:table-cell>
          <table:table-cell office:value-type="string" calcext:value-type="string">
            <text:p>Allow doing a snapshot of a single CPU buffer instead of a full swap (all buffers). If this is set, then the following is allowed: <text:s text:c="5"/>echo 1 &gt; /sys/kernel/debug/tracing/per_cpu/cpu2/snapshot <text:s/>After which, only the tracing buffer for CPU 2 was swapped with the main tracing buffer, and the other CPU buffers remain the same. <text:s/>When this is enabled, this adds a little more overhead to the trace recording, as it needs to add some checks to synchronize recording with swaps. But this does not affect the performance of the overall system. This is enabled by default when the preempt or irq latency tracers are enabled, as those need to swap as well and already adds the overhead (plus a lot more).</text:p>
          </table:table-cell>
          <table:table-cell table:number-columns-repeated="1022"/>
        </table:table-row>
        <table:table-row table:style-name="ro1">
          <table:table-cell office:value-type="string" calcext:value-type="string">
            <text:p>BRANCH_PROFILE_NONE</text:p>
          </table:table-cell>
          <table:table-cell office:value-type="string" calcext:value-type="string">
            <text:p>No branch profiling. Branch profiling adds a bit of overhead. Only enable it if you want to analyse the branching behavior. Otherwise keep it disabled.</text:p>
          </table:table-cell>
          <table:table-cell table:number-columns-repeated="1022"/>
        </table:table-row>
        <table:table-row table:style-name="ro1">
          <table:table-cell table:style-name="ce2" office:value-type="string" calcext:value-type="string">
            <text:p>PROFILE_ANNOTATED_BRANCHES</text:p>
          </table:table-cell>
          <table:table-cell table:style-name="ce2" office:value-type="string" calcext:value-type="string">
            <text:p>This tracer profiles all likely and unlikely macros in the kernel. It will display the results in: <text:s/>/sys/kernel/debug/tracing/trace_stat/branch_annotated <text:s/>Note: this will add a significant overhead</text:p>
          </table:table-cell>
          <table:table-cell table:style-name="ce2" office:value-type="string" calcext:value-type="string">
            <text:p><text:s/>only turn this on if you need to profile the system's use of these macros.</text:p>
          </table:table-cell>
          <table:table-cell table:style-name="ce2" table:number-columns-repeated="1021"/>
        </table:table-row>
        <table:table-row table:style-name="ro1">
          <table:table-cell office:value-type="string" calcext:value-type="string">
            <text:p>PROFILE_ALL_BRANCHES</text:p>
          </table:table-cell>
          <table:table-cell office:value-type="string" calcext:value-type="string">
            <text:p>This tracer profiles all branch conditions. Every if () taken in the kernel is recorded whether it hit or miss. The results will be displayed in: <text:s/>/sys/kernel/debug/tracing/trace_stat/branch_all <text:s/>This option also enables the likely/unlikely profiler. <text:s/>This configuration, when enabled, will impose a great overhead on the system. This should only be enabled when the system is to be analyzed in much detail.</text:p>
          </table:table-cell>
          <table:table-cell table:number-columns-repeated="1022"/>
        </table:table-row>
        <table:table-row table:style-name="ro1">
          <table:table-cell office:value-type="string" calcext:value-type="string">
            <text:p>STACK_TRACER</text:p>
          </table:table-cell>
          <table:table-cell office:value-type="string" calcext:value-type="string">
            <text:p>This special tracer records the maximum stack footprint of the kernel and displays it in /sys/kernel/debug/tracing/stack_trace. <text:s/>This tracer works by hooking into every function call that the kernel executes, and keeping a maximum stack depth value and stack-trace saved. <text:s/>If this is configured with DYNAMIC_FTRACE then it will not have any overhead while the stack tracer is disabled. <text:s/>To enable the stack tracer on bootup, pass in 'stacktrace' on the kernel command line. <text:s/>The stack tracer can also be enabled or disabled via the sysctl kernel.stack_tracer_enabled <text:s/>Say N if unsure.</text:p>
          </table:table-cell>
          <table:table-cell table:number-columns-repeated="1022"/>
        </table:table-row>
        <table:table-row table:style-name="ro1">
          <table:table-cell office:value-type="string" calcext:value-type="string">
            <text:p>NO_HZ_FULL</text:p>
          </table:table-cell>
          <table:table-cell office:value-type="string" calcext:value-type="string">
            <text:p>Adaptively try to shutdown the tick whenever possible, even when the CPU is running tasks. Typically this requires running a single task on the CPU. Chances for running tickless are maximized when the task mostly runs in userspace and has few kernel activity. <text:s/>You need to fill up the nohz_full boot parameter with the desired range of dynticks CPUs. <text:s/>This is implemented at the expense of some overhead in user &lt;-&gt; kernel transitions: syscalls, exceptions and interrupts. Even when it's dynamically off. <text:s/>Say N.</text:p>
          </table:table-cell>
          <table:table-cell table:number-columns-repeated="1022"/>
        </table:table-row>
        <table:table-row table:style-name="ro1">
          <table:table-cell table:style-name="ce2" office:value-type="string" calcext:value-type="string">
            <text:p>VIRT_CPU_ACCOUNTING_GEN</text:p>
          </table:table-cell>
          <table:table-cell table:style-name="ce2" office:value-type="string" calcext:value-type="string">
            <text:p>Select this option to enable task and CPU time accounting on full dynticks systems. This accounting is implemented by watching every kernel-user boundaries using the context tracking subsystem. The accounting is thus performed at the expense of some significant overhead. <text:s/>For now this is only useful if you are working on the full dynticks subsystem development. <text:s/>If unsure, say N.</text:p>
          </table:table-cell>
          <table:table-cell table:style-name="ce2" table:number-columns-repeated="1022"/>
        </table:table-row>
        <table:table-row table:style-name="ro1">
          <table:table-cell table:style-name="ce2" office:value-type="string" calcext:value-type="string">
            <text:p>CONTEXT_TRACKING_FORCE</text:p>
          </table:table-cell>
          <table:table-cell table:style-name="ce2" office:value-type="string" calcext:value-type="string">
            <text:p>The major pre-requirement for full dynticks to work is to support the context tracking subsystem. But there are also other dependencies to provide in order to make the full dynticks working. <text:s/>This option stands for testing when an arch implements the context tracking backend but doesn't yet fullfill all the requirements to make the full dynticks feature working. Without the full dynticks, there is no way to test the support for context tracking and the subsystems that rely on it: RCU userspace extended quiescent state and tickless cputime accounting. This option copes with the absence of the full dynticks subsystem by forcing the context tracking on all CPUs in the system. <text:s/>Say Y only if you're working on the development of an architecture backend for the context tracking. <text:s/>Say N otherwise, this option brings an overhead that you don't want in production.</text:p>
          </table:table-cell>
          <table:table-cell table:style-name="ce2" table:number-columns-repeated="1022"/>
        </table:table-row>
        <table:table-row table:style-name="ro1">
          <table:table-cell office:value-type="string" calcext:value-type="string">
            <text:p>MQ_IOSCHED_KYBER</text:p>
          </table:table-cell>
          <table:table-cell office:value-type="string" calcext:value-type="string">
            <text:p>The Kyber I/O scheduler is a low-overhead scheduler suitable for multiqueue and other fast devices. Given target latencies for reads and synchronous writes, it will self-tune queue depths to achieve that goal.</text:p>
          </table:table-cell>
          <table:table-cell table:number-columns-repeated="1022"/>
        </table:table-row>
        <table:table-row table:style-name="ro1">
          <table:table-cell office:value-type="string" calcext:value-type="string">
            <text:p>PREEMPT</text:p>
          </table:table-cell>
          <table:table-cell office:value-type="string" calcext:value-type="string">
            <text:p>This option reduces the latency of the kernel by making all kernel code (that is not executing in a critical section) preemptible. <text:s/>This allows reaction to interactive events by permitting a low priority process to be preempted involuntarily even if it is in kernel mode executing a system call and would otherwise not be about to reach a natural preemption point. This allows applications to run more 'smoothly' even when the system is under load, at the cost of slightly lower throughput and a slight runtime overhead to kernel code. <text:s/>Select this if you are building a kernel for a desktop or embedded system with latency requirements in the milliseconds range.</text:p>
          </table:table-cell>
          <table:table-cell table:number-columns-repeated="1022"/>
        </table:table-row>
        <table:table-row table:style-name="ro1">
          <table:table-cell office:value-type="string" calcext:value-type="string">
            <text:p>DISCONTIGMEM_MANUAL</text:p>
          </table:table-cell>
          <table:table-cell office:value-type="string" calcext:value-type="string">
            <text:p>This option provides enhanced support for discontiguous memory systems, over FLATMEM. <text:s/>These systems have holes in their physical address spaces, and this option provides more efficient handling of these holes. <text:s/>However, the vast majority of hardware has quite flat address spaces, and can have degraded performance from the extra overhead that this option imposes. <text:s/>Many NUMA configurations will have this as the only option. <text:s/>If unsure, choose "Flat Memory" over this option.</text:p>
          </table:table-cell>
          <table:table-cell table:number-columns-repeated="1022"/>
        </table:table-row>
        <table:table-row table:style-name="ro1">
          <table:table-cell office:value-type="string" calcext:value-type="string">
            <text:p>WQ_POWER_EFFICIENT_DEFAULT</text:p>
          </table:table-cell>
          <table:table-cell office:value-type="string" calcext:value-type="string">
            <text:p>Per-cpu workqueues are generally preferred because they show better performance thanks to cache locality</text:p>
          </table:table-cell>
          <table:table-cell office:value-type="string" calcext:value-type="string">
            <text:p><text:s/>unfortunately, per-cpu workqueues tend to be more power hungry than unbound workqueues. <text:s/>Enabling workqueue.power_efficient kernel parameter makes the per-cpu workqueues which were observed to contribute significantly to power consumption unbound, leading to measurably lower power usage at the cost of small performance overhead. <text:s/>This config option determines whether workqueue.power_efficient is enabled by default. <text:s/>If in doubt, say N.</text:p>
          </table:table-cell>
          <table:table-cell table:number-columns-repeated="1021"/>
        </table:table-row>
        <table:table-row table:style-name="ro1">
          <table:table-cell office:value-type="string" calcext:value-type="string">
            <text:p>NETWORK_PHY_TIMESTAMPING</text:p>
          </table:table-cell>
          <table:table-cell office:value-type="string" calcext:value-type="string">
            <text:p>This allows timestamping of network packets by PHYs with hardware timestamping capabilities. This option adds some overhead in the transmit and receive paths. <text:s/>If you are unsure how to answer this question, answer N.</text:p>
          </table:table-cell>
          <table:table-cell table:number-columns-repeated="1022"/>
        </table:table-row>
        <table:table-row table:style-name="ro1">
          <table:table-cell office:value-type="string" calcext:value-type="string">
            <text:p>BATMAN_ADV_MCAST</text:p>
          </table:table-cell>
          <table:table-cell office:value-type="string" calcext:value-type="string">
            <text:p>This option enables the multicast optimisation which aims to reduce the air overhead while improving the reliability of multicast messages.</text:p>
          </table:table-cell>
          <table:table-cell table:number-columns-repeated="1022"/>
        </table:table-row>
        <table:table-row table:style-name="ro1">
          <table:table-cell office:value-type="string" calcext:value-type="string">
            <text:p>IRDA_ULTRA</text:p>
          </table:table-cell>
          <table:table-cell office:value-type="string" calcext:value-type="string">
            <text:p>Say Y here to support the connectionless Ultra IRDA protocol. Ultra allows to exchange data over IrDA with really simple devices (watch, beacon) without the overhead of the IrDA protocol (no handshaking, no management frames, simple fixed header). Ultra is available as a special socket : socket(AF_IRDA, SOCK_DGRAM, 1)</text:p>
          </table:table-cell>
          <table:table-cell table:number-columns-repeated="1022"/>
        </table:table-row>
        <table:table-row table:style-name="ro1">
          <table:table-cell table:style-name="ce4" office:value-type="string" calcext:value-type="string">
            <text:p>MAC80211_MESSAGE_TRACING</text:p>
          </table:table-cell>
          <table:table-cell table:style-name="ce4" office:value-type="string" calcext:value-type="string">
            <text:p>Select this option to have mac80211 register the mac80211_msg trace subsystem with tracepoints to collect all debugging messages, independent of printing them into the kernel log. <text:s/>The overhead in this option is that all the messages need to be present in the binary and formatted at runtime for tracing.</text:p>
          </table:table-cell>
          <table:table-cell table:style-name="ce4" table:number-columns-repeated="1022"/>
        </table:table-row>
        <table:table-row table:style-name="ro1">
          <table:table-cell table:style-name="ce2" office:value-type="string" calcext:value-type="string">
            <text:p>JFS_DEBUG</text:p>
          </table:table-cell>
          <table:table-cell table:style-name="ce2" office:value-type="string" calcext:value-type="string">
            <text:p>If you are experiencing any problems with the JFS filesystem, say Y here. <text:s/>This will result in additional debugging messages to be written to the system log. <text:s/>Under normal circumstances, this results in very little overhead.</text:p>
          </table:table-cell>
          <table:table-cell table:style-name="ce2" table:number-columns-repeated="1022"/>
        </table:table-row>
        <table:table-row table:style-name="ro1">
          <table:table-cell office:value-type="string" calcext:value-type="string">
            <text:p>F2FS_FS</text:p>
          </table:table-cell>
          <table:table-cell office:value-type="string" calcext:value-type="string">
            <text:p>F2FS is based on Log-structured File System (LFS), which supports versatile "flash-friendly" features. The design has been focused on addressing the fundamental issues in LFS, which are snowball effect of wandering tree and high cleaning overhead. <text:s/>Since flash-based storages show different characteristics according to the internal geometry or flash memory management schemes aka FTL, F2FS and tools support various parameters not only for configuring on-disk layout, but also for selecting allocation and cleaning algorithms. <text:s/>If unsure, say N.</text:p>
          </table:table-cell>
          <table:table-cell table:number-columns-repeated="1022"/>
        </table:table-row>
        <table:table-row table:style-name="ro1">
          <table:table-cell office:value-type="string" calcext:value-type="string">
            <text:p>AUTOFS4_FS</text:p>
          </table:table-cell>
          <table:table-cell office:value-type="string" calcext:value-type="string">
            <text:p>The automounter is a tool to automatically mount remote file systems on demand. This implementation is partially kernel-based to reduce overhead in the already-mounted case</text:p>
          </table:table-cell>
          <table:table-cell office:value-type="string" calcext:value-type="string">
            <text:p><text:s/>this is unlike the BSD automounter (amd), which is a pure user space daemon. <text:s/>To use the automounter you need the user-space tools from &lt;https://www.kernel.org/pub/linux/daemons/autofs/v4/&gt;</text:p>
          </table:table-cell>
          <table:table-cell office:value-type="string" calcext:value-type="string">
            <text:p><text:s/>you also want to answer Y to "NFS file system support", below. <text:s/>To compile this support as a module, choose M here: the module will be called autofs4. <text:s/>You will need to add "alias autofs autofs4" to your modules configuration file. <text:s/>If you are not a part of a fairly large, distributed network or don't have a laptop which needs to dynamically reconfigure to the local network, you probably do not need an automounter, and can say N here.</text:p>
          </table:table-cell>
          <table:table-cell table:number-columns-repeated="1020"/>
        </table:table-row>
        <table:table-row table:style-name="ro1">
          <table:table-cell office:value-type="string" calcext:value-type="string">
            <text:p>FSCACHE_STATS</text:p>
          </table:table-cell>
          <table:table-cell office:value-type="string" calcext:value-type="string">
            <text:p>This option causes statistical information to be gathered on local caching and exported through file: <text:s text:c="7"/>/proc/fs/fscache/stats <text:s/>The gathering of statistics adds a certain amount of overhead to execution as there are a quite a few stats gathered, and on a multi-CPU system these may be on cachelines that keep bouncing between CPUs. <text:s/>On the other hand, the stats are very useful for debugging purposes. <text:s/>Saying 'Y' here is recommended. <text:s/>See Documentation/filesystems/caching/fscache.txt for more information.</text:p>
          </table:table-cell>
          <table:table-cell table:number-columns-repeated="1022"/>
        </table:table-row>
        <table:table-row table:style-name="ro1">
          <table:table-cell office:value-type="string" calcext:value-type="string">
            <text:p>FSCACHE_HISTOGRAM</text:p>
          </table:table-cell>
          <table:table-cell office:value-type="string" calcext:value-type="string">
            <text:p>This option causes latency information to be gathered on local caching and exported through file: <text:s text:c="7"/>/proc/fs/fscache/histogram <text:s/>The generation of this histogram adds a certain amount of overhead to execution as there are a number of points at which data is gathered, and on a multi-CPU system these may be on cachelines that keep bouncing between CPUs. <text:s/>On the other hand, the histogram may be useful for debugging purposes. <text:s/>Saying 'N' here is recommended. <text:s/>See Documentation/filesystems/caching/fscache.txt for more information.</text:p>
          </table:table-cell>
          <table:table-cell table:number-columns-repeated="1022"/>
        </table:table-row>
        <table:table-row table:style-name="ro1">
          <table:table-cell office:value-type="string" calcext:value-type="string">
            <text:p>CACHEFILES_HISTOGRAM</text:p>
          </table:table-cell>
          <table:table-cell office:value-type="string" calcext:value-type="string">
            <text:p>This option causes latency information to be gathered on CacheFiles operation and exported through file: <text:s text:c="7"/>/proc/fs/cachefiles/histogram <text:s/>The generation of this histogram adds a certain amount of overhead to execution as there are a number of points at which data is gathered, and on a multi-CPU system these may be on cachelines that keep bouncing between CPUs. <text:s/>On the other hand, the histogram may be useful for debugging purposes. <text:s/>Saying 'N' here is recommended. <text:s/>See Documentation/filesystems/caching/cachefiles.txt for more information.</text:p>
          </table:table-cell>
          <table:table-cell table:number-columns-repeated="1022"/>
        </table:table-row>
        <table:table-row table:style-name="ro1">
          <table:table-cell office:value-type="string" calcext:value-type="string">
            <text:p>NTFS_DEBUG</text:p>
          </table:table-cell>
          <table:table-cell office:value-type="string" calcext:value-type="string">
            <text:p>If you are experiencing any problems with the NTFS file system, say Y here. <text:s/>This will result in additional consistency checks to be performed by the driver as well as additional debugging messages to be written to the system log. <text:s/>Note that debugging messages are disabled by default. <text:s/>To enable them, supply the option debug_msgs=1 at the kernel command line when booting the kernel or as an option to insmod when loading the ntfs module. <text:s/>Once the driver is active, you can enable debugging messages by doing (as root): echo 1 &gt; /proc/sys/fs/ntfs-debug Replacing the "1" with "0" would disable debug messages. <text:s/>If you leave debugging messages disabled, this results in little overhead, but enabling debug messages results in very significant slowdown of the system. <text:s/>When reporting bugs, please try to have available a full dump of debugging messages while the misbehaviour was occurring.</text:p>
          </table:table-cell>
          <table:table-cell table:number-columns-repeated="1022"/>
        </table:table-row>
        <table:table-row table:style-name="ro1">
          <table:table-cell office:value-type="string" calcext:value-type="string">
            <text:p>SQUASHFS</text:p>
          </table:table-cell>
          <table:table-cell office:value-type="string" calcext:value-type="string">
            <text:p>Saying Y here includes support for SquashFS 4.0 (a Compressed Read-Only File System). <text:s/>Squashfs is a highly compressed read-only filesystem for Linux. <text:s/>It uses zlib, lzo or xz compression to compress both files, inodes and directories. <text:s/>Inodes in the system are very small and all blocks are packed to minimise data overhead. Block sizes greater than 4K are supported up to a maximum of 1 Mbytes (default block size 128K). <text:s/>SquashFS 4.0 supports 64 bit filesystems and files (larger than 4GB), full uid/gid information, hard links and timestamps. <text:s/>Squashfs is intended for general read-only filesystem use, for archival use (i.e. in cases where a .tar.gz file may be used), and in embedded systems where low overhead is needed. <text:s/>Further information and tools are available from http://squashfs.sourceforge.net. <text:s/>If you want to compile this as a module ( = code which can be inserted in and removed from the running kernel whenever you want), say M here. <text:s/>The module will be called squashfs. <text:s/>Note that the root file system (the one containing the directory /) cannot be compiled as a module. <text:s/>If unsure, say N.</text:p>
          </table:table-cell>
          <table:table-cell table:number-columns-repeated="1022"/>
        </table:table-row>
        <table:table-row table:style-name="ro1">
          <table:table-cell office:value-type="string" calcext:value-type="string">
            <text:p>SQUASHFS_LZ4</text:p>
          </table:table-cell>
          <table:table-cell office:value-type="string" calcext:value-type="string">
            <text:p>Saying Y here includes support for reading Squashfs file systems compressed with LZ4 compression. <text:s/>LZ4 compression is mainly aimed at embedded systems with slower CPUs where the overheads of zlib are too high. <text:s/>LZ4 is not the standard compression used in Squashfs and so most file systems will be readable without selecting this option. <text:s/>If unsure, say N.</text:p>
          </table:table-cell>
          <table:table-cell table:number-columns-repeated="1022"/>
        </table:table-row>
        <table:table-row table:style-name="ro1">
          <table:table-cell office:value-type="string" calcext:value-type="string">
            <text:p>SQUASHFS_LZO</text:p>
          </table:table-cell>
          <table:table-cell office:value-type="string" calcext:value-type="string">
            <text:p>Saying Y here includes support for reading Squashfs file systems compressed with LZO compression. <text:s/>LZO compression is mainly aimed at embedded systems with slower CPUs where the overheads of zlib are too high. <text:s/>LZO is not the standard compression used in Squashfs and so most file systems will be readable without selecting this option. <text:s/>If unsure, say N.</text:p>
          </table:table-cell>
          <table:table-cell table:number-columns-repeated="1022"/>
        </table:table-row>
        <table:table-row table:style-name="ro1">
          <table:table-cell office:value-type="string" calcext:value-type="string">
            <text:p>SQUASHFS_XZ</text:p>
          </table:table-cell>
          <table:table-cell office:value-type="string" calcext:value-type="string">
            <text:p>Saying Y here includes support for reading Squashfs file systems compressed with XZ compression. <text:s/>XZ gives better compression than the default zlib compression, at the expense of greater CPU and memory overhead. <text:s/>XZ is not the standard compression used in Squashfs and so most file systems will be readable without selecting this option. <text:s/>If unsure, say N.</text:p>
          </table:table-cell>
          <table:table-cell table:number-columns-repeated="1022"/>
        </table:table-row>
        <table:table-row table:style-name="ro1">
          <table:table-cell office:value-type="string" calcext:value-type="string">
            <text:p>X86_DEBUG_FPU</text:p>
          </table:table-cell>
          <table:table-cell office:value-type="string" calcext:value-type="string">
            <text:p>If this option is enabled then there will be extra sanity checks and (boot time) debug printouts added to the kernel. This debugging adds some small amount of runtime overhead to the kernel. <text:s/>If unsure, say N.</text:p>
          </table:table-cell>
          <table:table-cell table:number-columns-repeated="1022"/>
        </table:table-row>
        <table:table-row table:style-name="ro1">
          <table:table-cell office:value-type="string" calcext:value-type="string">
            <text:p>SCHED_OMIT_FRAME_POINTER</text:p>
          </table:table-cell>
          <table:table-cell office:value-type="string" calcext:value-type="string">
            <text:p>Calculate simpler /proc/&lt;PID&gt;/wchan values. If this option is disabled then wchan values will recurse back to the caller function. This provides more accurate wchan values, at the expense of slightly more scheduling overhead. <text:s/>If in doubt, say "Y".</text:p>
          </table:table-cell>
          <table:table-cell table:number-columns-repeated="1022"/>
        </table:table-row>
        <table:table-row table:style-name="ro1">
          <table:table-cell office:value-type="string" calcext:value-type="string">
            <text:p>XEN_DEBUG_FS</text:p>
          </table:table-cell>
          <table:table-cell office:value-type="string" calcext:value-type="string">
            <text:p>Enable statistics output and various tuning options in debugfs. Enabling this option may incur a significant performance overhead.</text:p>
          </table:table-cell>
          <table:table-cell table:number-columns-repeated="1022"/>
        </table:table-row>
        <table:table-row table:style-name="ro1">
          <table:table-cell office:value-type="string" calcext:value-type="string">
            <text:p>KVM_DEBUG_FS</text:p>
          </table:table-cell>
          <table:table-cell office:value-type="string" calcext:value-type="string">
            <text:p>This option enables collection of various statistics for KVM guest. Statistics are displayed in debugfs filesystem. Enabling this option may incur significant overhead.</text:p>
          </table:table-cell>
          <table:table-cell table:number-columns-repeated="1022"/>
        </table:table-row>
        <table:table-row table:style-name="ro1">
          <table:table-cell office:value-type="string" calcext:value-type="string">
            <text:p>SCHED_SMT</text:p>
          </table:table-cell>
          <table:table-cell office:value-type="string" calcext:value-type="string">
            <text:p>Improves the CPU scheduler's decision making when dealing with MultiThreading at a cost of slightly increased overhead in some places. If unsure say N here.</text:p>
          </table:table-cell>
          <table:table-cell table:number-columns-repeated="1022"/>
        </table:table-row>
        <table:table-row table:style-name="ro1">
          <table:table-cell office:value-type="string" calcext:value-type="string">
            <text:p>SCHED_MC</text:p>
          </table:table-cell>
          <table:table-cell office:value-type="string" calcext:value-type="string">
            <text:p>Multi-core scheduler support improves the CPU scheduler's decision making when dealing with multi-core CPU chips at a cost of slightly increased overhead in some places. If unsure say N here.</text:p>
          </table:table-cell>
          <table:table-cell table:number-columns-repeated="1022"/>
        </table:table-row>
        <table:table-row table:style-name="ro1">
          <table:table-cell office:value-type="string" calcext:value-type="string">
            <text:p>X86_PAE</text:p>
          </table:table-cell>
          <table:table-cell office:value-type="string" calcext:value-type="string">
            <text:p>PAE is required for NX support, and furthermore enables larger swapspace support for non-overcommit purposes. It has the cost of more pagetable lookup overhead, and also consumes more pagetable space per process.</text:p>
          </table:table-cell>
          <table:table-cell table:number-columns-repeated="1022"/>
        </table:table-row>
        <table:table-row table:style-name="ro1">
          <table:table-cell office:value-type="string" calcext:value-type="string">
            <text:p>X86_CHECK_BIOS_CORRUPTION</text:p>
          </table:table-cell>
          <table:table-cell office:value-type="string" calcext:value-type="string">
            <text:p>Periodically check for memory corruption in low memory, which is suspected to be caused by BIOS. <text:s/>Even when enabled in the configuration, it is disabled at runtime. <text:s/>Enable it by setting "memory_corruption_check=1" on the kernel command line. <text:s/>By default it scans the low 64k of memory every 60 seconds</text:p>
          </table:table-cell>
          <table:table-cell office:value-type="string" calcext:value-type="string">
            <text:p><text:s/>see the memory_corruption_check_size and memory_corruption_check_period parameters in Documentation/admin-guide/kernel-parameters.rst to adjust this. <text:s/>When enabled with the default parameters, this option has almost no overhead, as it reserves a relatively small amount of memory and scans it infrequently. <text:s/>It both detects corruption and prevents it from affecting the running system. <text:s/>It is, however, intended as a diagnostic tool</text:p>
          </table:table-cell>
          <table:table-cell office:value-type="string" calcext:value-type="string">
            <text:p><text:s/>if repeatable BIOS-originated corruption always affects the same memory, you can use memmap= to prevent the kernel from using that memory.</text:p>
          </table:table-cell>
          <table:table-cell table:number-columns-repeated="1020"/>
        </table:table-row>
        <table:table-row table:style-name="ro1">
          <table:table-cell office:value-type="string" calcext:value-type="string">
            <text:p>X86_INTEL_MPX</text:p>
          </table:table-cell>
          <table:table-cell office:value-type="string" calcext:value-type="string">
            <text:p>MPX provides hardware features that can be used in conjunction with compiler-instrumented code to check memory references. <text:s/>It is designed to detect buffer overflow or underflow bugs. <text:s/>This option enables running applications which are instrumented or otherwise use MPX. <text:s/>It does not use MPX itself inside the kernel or to protect the kernel against bad memory references. <text:s/>Enabling this option will make the kernel larger: ~8k of kernel text and 36 bytes of data on a 64-bit defconfig. <text:s/>It adds a long to the 'mm_struct' which will increase the kernel memory overhead of each process and adds some branches to paths used during exec() and munmap(). <text:s/>For details, see Documentation/x86/intel_mpx.txt <text:s/>If unsure, say N.</text:p>
          </table:table-cell>
          <table:table-cell table:number-columns-repeated="1022"/>
        </table:table-row>
        <table:table-row table:style-name="ro1">
          <table:table-cell office:value-type="string" calcext:value-type="string">
            <text:p>MODIFY_LDT_SYSCALL</text:p>
          </table:table-cell>
          <table:table-cell office:value-type="string" calcext:value-type="string">
            <text:p>Linux can allow user programs to install a per-process x86 Local Descriptor Table (LDT) using the modify_ldt(2) system call. <text:s/>This is required to run 16-bit or segmented code such as DOSEMU or some Wine programs. <text:s/>It is also used by some very old threading libraries. <text:s/>Enabling this feature adds a small amount of overhead to context switches and increases the low-level kernel attack surface. <text:s/>Disabling it removes the modify_ldt(2) system call. <text:s/>Saying 'N' here may make sense for embedded or server kernels.</text:p>
          </table:table-cell>
          <table:table-cell table:number-columns-repeated="1022"/>
        </table:table-row>
        <table:table-row table:style-name="ro1">
          <table:table-cell office:value-type="string" calcext:value-type="string">
            <text:p>HCALL_STATS</text:p>
          </table:table-cell>
          <table:table-cell office:value-type="string" calcext:value-type="string">
            <text:p>Adds code to keep track of the number of hypervisor calls made and the amount of time spent in hypervisor calls. <text:s/>Wall time spent in each call is always calculated, and if available CPU cycles spent are also calculated. <text:s/>A directory named hcall_inst is added at the root of the debugfs filesystem. <text:s/>Within the hcall_inst directory are files that contain CPU specific call statistics. <text:s/>This option will add a small amount of overhead to all hypervisor calls.</text:p>
          </table:table-cell>
          <table:table-cell table:number-columns-repeated="1022"/>
        </table:table-row>
        <table:table-row table:style-name="ro1">
          <table:table-cell office:value-type="string" calcext:value-type="string">
            <text:p>PS3_DYNAMIC_DMA</text:p>
          </table:table-cell>
          <table:table-cell office:value-type="string" calcext:value-type="string">
            <text:p>This option will enable kernel support to take advantage of the per device dynamic DMA page table management provided by the Cell processor's IO Controller. <text:s/>This support incurs some runtime overhead and also slightly increases kernel memory usage. <text:s/>The current implementation should be considered experimental. <text:s/>This support is mainly for Linux kernel development. <text:s/>If unsure, say N.</text:p>
          </table:table-cell>
          <table:table-cell table:number-columns-repeated="1022"/>
        </table:table-row>
        <table:table-row table:style-name="ro1">
          <table:table-cell office:value-type="string" calcext:value-type="string">
            <text:p>8xx_CPU15</text:p>
          </table:table-cell>
          <table:table-cell office:value-type="string" calcext:value-type="string">
            <text:p>This enables a workaround for erratum CPU15 on MPC8xx chips. This bug can cause incorrect code execution under certain circumstances. <text:s/>This workaround adds some overhead (a TLB miss every time execution crosses a page boundary), and you may wish to disable it if you have worked around the bug in the compiler (by not placing conditional branches or branches to LR or CTR in the last word of a page, with a target of the last cache line in the next page), or if you have used some other workaround. <text:s/>If in doubt, say Y here.</text:p>
          </table:table-cell>
          <table:table-cell table:number-columns-repeated="1022"/>
        </table:table-row>
        <table:table-row table:style-name="ro1">
          <table:table-cell office:value-type="string" calcext:value-type="string">
            <text:p>KVM_BOOK3S_HV_EXIT_TIMING</text:p>
          </table:table-cell>
          <table:table-cell office:value-type="string" calcext:value-type="string">
            <text:p>Calculate time taken for each vcpu in the real-mode guest entry, exit, and interrupt handling code, plus time spent in the guest and in nap mode due to idle (cede) while other threads are still in the guest. <text:s/>The total, minimum and maximum times in nanoseconds together with the number of executions are reported in debugfs in kvm/vm#/vcpu#/timings. <text:s/>The overhead is of the order of 30 - 40 ns per exit on POWER8. <text:s/>If unsure, say N.</text:p>
          </table:table-cell>
          <table:table-cell table:number-columns-repeated="1022"/>
        </table:table-row>
        <table:table-row table:style-name="ro1">
          <table:table-cell office:value-type="string" calcext:value-type="string">
            <text:p>KVM_EXIT_TIMING</text:p>
          </table:table-cell>
          <table:table-cell office:value-type="string" calcext:value-type="string">
            <text:p>Calculate elapsed time for every exit/enter cycle. A per-vcpu report is available in debugfs kvm/vm#_vcpu#_timing. The overhead is relatively small, however it is not recommended for production environments. <text:s/>If unsure, say N.</text:p>
          </table:table-cell>
          <table:table-cell table:number-columns-repeated="1022"/>
        </table:table-row>
        <table:table-row table:style-name="ro1">
          <table:table-cell table:style-name="ce4" office:value-type="string" calcext:value-type="string">
            <text:p>LD_NO_RELAX</text:p>
          </table:table-cell>
          <table:table-cell table:style-name="ce4" office:value-type="string" calcext:value-type="string">
            <text:p>Enable this function to disable link-time optimizations. The default linker behavior is to combine identical literal values to reduce code size and remove unnecessary overhead from assembler-generated 'longcall' sequences. Enabling this option improves the link time but increases the code size, and possibly execution time.</text:p>
          </table:table-cell>
          <table:table-cell table:style-name="ce4" table:number-columns-repeated="1022"/>
        </table:table-row>
        <table:table-row table:style-name="ro1">
          <table:table-cell office:value-type="string" calcext:value-type="string">
            <text:p>STACK_DEBUG</text:p>
          </table:table-cell>
          <table:table-cell office:value-type="string" calcext:value-type="string">
            <text:p>This option will cause messages to be printed if free stack space drops below a certain limit. Saying Y here will add overhead to every function call and will therefore incur a major performance hit. Most users should say N.</text:p>
          </table:table-cell>
          <table:table-cell table:number-columns-repeated="1022"/>
        </table:table-row>
        <table:table-row table:style-name="ro1">
          <table:table-cell office:value-type="string" calcext:value-type="string">
            <text:p>MIPS_VA_BITS_48</text:p>
          </table:table-cell>
          <table:table-cell office:value-type="string" calcext:value-type="string">
            <text:p>Support a maximum at least 48 bits of application virtual memory. <text:s/>Default is 40 bits or less, depending on the CPU. For page sizes 16k and above, this option results in a small memory overhead for page tables. <text:s/>For 4k page size, a fourth level of page tables is added which imposes both a memory overhead as well as slower TLB fault handling. <text:s/>If unsure, say N.</text:p>
          </table:table-cell>
          <table:table-cell table:number-columns-repeated="1022"/>
        </table:table-row>
        <table:table-row table:style-name="ro1">
          <table:table-cell table:style-name="ce4" office:value-type="string" calcext:value-type="string">
            <text:p>OABI_COMPAT</text:p>
          </table:table-cell>
          <table:table-cell table:style-name="ce4" office:value-type="string" calcext:value-type="string">
            <text:p>This option preserves the old syscall interface along with the new (ARM EABI) one. It also provides a compatibility layer to intercept syscalls that have structure arguments which layout in memory differs between the legacy ABI and the new ARM EABI (only for non "thumb" binaries). This option adds a tiny overhead to all syscalls and produces a slightly larger kernel. <text:s/>The seccomp filter system will not be available when this is selected, since there is no way yet to sensibly distinguish between calling conventions during filtering. <text:s/>If you know you'll be using only pure EABI user space then you can say N here. If this option is not selected and you attempt to execute a legacy ABI binary then the result will be UNPREDICTABLE (in fact it can be predicted that it won't work at all). If in doubt say N.</text:p>
          </table:table-cell>
          <table:table-cell table:style-name="ce4" table:number-columns-repeated="1022"/>
        </table:table-row>
        <table:table-row table:style-name="ro1">
          <table:table-cell office:value-type="string" calcext:value-type="string">
            <text:p>PARISC_PAGE_SIZE_4KB</text:p>
          </table:table-cell>
          <table:table-cell office:value-type="string" calcext:value-type="string">
            <text:p>This lets you select the page size of the kernel. <text:s/>For best performance, a page size of 16KB is recommended. <text:s/>For best compatibility with 32bit applications, a page size of 4KB should be selected (the vast majority of 32bit binaries work perfectly fine with a larger page size). <text:s/>4KB <text:s text:c="15"/>For best 32bit compatibility 16KB <text:s text:c="14"/>For best performance 64KB <text:s text:c="14"/>For best performance, might give more overhead. <text:s/>If you don't know what to do, choose 4KB.</text:p>
          </table:table-cell>
          <table:table-cell table:number-columns-repeated="1022"/>
        </table:table-row>
        <table:table-row table:style-name="ro1">
          <table:table-cell office:value-type="string" calcext:value-type="string">
            <text:p>ALPHA_QEMU</text:p>
          </table:table-cell>
          <table:table-cell office:value-type="string" calcext:value-type="string">
            <text:p>Assume the presence of special features supported by QEMU PALcode that reduce the overhead of system emulation. <text:s/>Generic kernels will auto-detect QEMU. <text:s/>But when building a system-specific kernel, the assumption is that we want to elimiate as many runtime tests as possible. <text:s/>If unsure, say N.</text:p>
          </table:table-cell>
          <table:table-cell table:number-columns-repeated="1022"/>
        </table:table-row>
        <table:table-row table:style-name="ro1">
          <table:table-cell office:value-type="string" calcext:value-type="string">
            <text:p>ARM64_LSE_ATOMICS</text:p>
          </table:table-cell>
          <table:table-cell office:value-type="string" calcext:value-type="string">
            <text:p>As part of the Large System Extensions, ARMv8.1 introduces new atomic instructions that are designed specifically to scale in very large systems. <text:s/>Say Y here to make use of these instructions for the in-kernel atomic routines. This incurs a small overhead on CPUs that do not support these instructions and requires the kernel to be built with binutils &gt;= 2.25.</text:p>
          </table:table-cell>
          <table:table-cell table:number-columns-repeated="1022"/>
        </table:table-row>
        <table:table-row table:style-name="ro1">
          <table:table-cell office:value-type="string" calcext:value-type="string">
            <text:p>DEBUG_HUNT_FOR_ZERO</text:p>
          </table:table-cell>
          <table:table-cell office:value-type="string" calcext:value-type="string">
            <text:p>Say Y here to catch reads/writes to anywhere in the memory range from 0x0000 - 0x0FFF (the first 4k) of memory. <text:s/>This is useful in catching common programming errors such as NULL pointer dereferences. <text:s/>Misbehaving applications will be killed (generate a SEGV) while the kernel will trigger a panic. <text:s/>Enabling this option will take up an extra entry in CPLB table. Otherwise, there is no extra overhead.</text:p>
          </table:table-cell>
          <table:table-cell table:number-columns-repeated="1022"/>
        </table:table-row>
        <table:table-row table:style-name="ro1">
          <table:table-cell office:value-type="string" calcext:value-type="string">
            <text:p>BFIN_INS_LOWOVERHEAD</text:p>
          </table:table-cell>
          <table:table-cell office:value-type="string" calcext:value-type="string">
            <text:p>Reads on the Blackfin are speculative. In Blackfin terms, this means they can be interrupted at any time (even after they have been issued on to the external bus), and re-issued after the interrupt occurs. For memory - this is not a big deal, since memory does not change if it sees a read. <text:s/>If a FIFO is sitting on the end of the read, it will see two reads, when the core only sees one since the FIFO receives both the read which is cancelled (and not delivered to the core) and the one which is re-issued (which is delivered to the core). <text:s/>To solve this, interrupts are turned off before reads occur to I/O space. This option controls which the overhead/latency of controlling interrupts during this time <text:s/>"n" turns interrupts off every read <text:s text:c="6"/>(higher overhead, but lower interrupt latency) <text:s/>"y" turns interrupts off every loop <text:s text:c="6"/>(low overhead, but longer interrupt latency) <text:s/>default behavior is to leave this set to on (type "Y"). If you are experiencing interrupt latency issues, it is safe and OK to turn this off.</text:p>
          </table:table-cell>
          <table:table-cell table:number-columns-repeated="1022"/>
        </table:table-row>
        <table:table-row table:style-name="ro1" table:number-rows-repeated="104850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Linux_X86_64 LibreOffice_project/20$Build-2</meta:generator>
    <dc:date>2019-05-28T14:58:28.972090496</dc:date>
    <meta:editing-duration>PT16M42S</meta:editing-duration>
    <meta:editing-cycles>10</meta:editing-cycles>
    <meta:document-statistic meta:table-count="1" meta:cell-count="154" meta:object-count="0"/>
  </office:meta>
</office:document-meta>
</file>